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TransformationController.transformMono( @ RequestBody Mono &lt; Person &gt; person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Publisher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TransformationController.transformObservable( @ RequestBody Observable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Flowable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ResponseBodyControll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TransformWithCompletableFutur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CreateWithFluxJs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TransformationController.transformPublisher( @ RequestBody Publisher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WithMonoDeclaredAsObjec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personResponseBodyWithEmpty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ResponseBodyController.get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ResponseBodyController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reateController.createWithMono( @ RequestBody Mono &lt; Person &gt; 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WithPublisher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resourc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Controller.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MessageConversionIntegrationTests.byteBufferResponseBodyWithFlowab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CreateController.createWithObservable( @ RequestBody Observable &lt; Person &gt; obser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WithSing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TransformationController.transformCompletableFuture( @ RequestBody CompletableFuture &lt; Person &gt; 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ResponseBodyController.get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Flux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ResponseBodyController.getMono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ViaDefaultMethodWithGeneric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MessageConversionIntegrationTests.personTransformWith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TransformWithFlowable( HttpServer http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MessageConversionIntegrationTests.personResponseBodyWithMonoResponseEntit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ResponseBodyController.getMono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MessageConversionIntegrationTests.personTransformWithPublisher( HttpServer http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CreateController.createWithFlowable( @ RequestBody Flowable &lt; Person &gt; fl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ResponseBodyController.getFl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ResponseBodyController.get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TransformationController.transformFlux( @ RequestBody Flux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Peo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ResponseBodyController.get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PublisherJs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TransformationController.transformMaybe( @ RequestBody Maybe &lt; Person &gt; person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TransformWithMayb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ResponseBodyController.get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FlowableJs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personResponseBodyWithCompletableFutur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personCreateWithObservable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reateController.createWithPublisher( @ RequestBody Publisher &lt; Person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test( @ RequestBody Mono &lt; E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Sing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reateController.createWithFlux( @ RequestBody Flux &lt; Person &gt; fl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WithList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MessageConversionIntegrationTests.personTransformWithSing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ResponseBodyWith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personTransformWithFlux( HttpServer http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MessageConversionIntegrationTests.personResponseBodyWithFlux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TransformWithObservable( HttpServer http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MessageConversionIntegrationTests.byteBufferResponseBodyWithPublish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ResponseBodyWithMonoResponseEntity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Transfor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byteBufferResponseBodyWithFlux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MessageConversionIntegrationTests.personTransformWithMonoAndX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TransformationController.transformFlowable( @ RequestBody Flowable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People( Person ...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byteBufferResponseBodyWith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ResponseBodyController.getMonoDeclaredA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byteBufferResponseBodyWithObservab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ResponseBodyController.get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CreateWithObservableJs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MessageConversionIntegrationTests.personCreateWith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wResponseBodyController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ResponseBodyController.get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TransformationController.transformSingle( @ RequestBody Single &lt; Person &gt; person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TransformationController.transformPerson( @ RequestBody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ResponseBodyController.getMon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WithObservable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ResponseBodyController.getMonoResponseEntity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ResponseBodyController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MessageConversionIntegrationTests.personResponseBod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reateController.createWithSingle( @ RequestBody Single &lt; Person &gt; si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